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a91" officeooo:paragraph-rsid="001c6a91"/>
    </style:style>
    <style:style style:name="P2" style:family="paragraph" style:parent-style-name="Standard">
      <style:text-properties officeooo:paragraph-rsid="001c6a91"/>
    </style:style>
    <style:style style:name="P3" style:family="paragraph" style:parent-style-name="Standard">
      <style:text-properties officeooo:rsid="001fd287" officeooo:paragraph-rsid="001fd287"/>
    </style:style>
    <style:style style:name="P4" style:family="paragraph" style:parent-style-name="Standard">
      <style:text-properties officeooo:rsid="0021c9f9" officeooo:paragraph-rsid="0021c9f9"/>
    </style:style>
    <style:style style:name="P5" style:family="paragraph" style:parent-style-name="Standard">
      <style:text-properties fo:font-style="italic" officeooo:rsid="001fd287" officeooo:paragraph-rsid="001fd287" style:font-style-asian="italic" style:font-style-complex="italic"/>
    </style:style>
    <style:style style:name="P6" style:family="paragraph" style:parent-style-name="Standard">
      <style:text-properties fo:font-style="italic" officeooo:rsid="001fd287" officeooo:paragraph-rsid="00323d60" style:font-style-asian="italic" style:font-style-complex="italic"/>
    </style:style>
    <style:style style:name="P7" style:family="paragraph" style:parent-style-name="Standard">
      <style:text-properties fo:font-style="italic" officeooo:rsid="0026e6fb" officeooo:paragraph-rsid="0026e6fb" style:font-style-asian="italic" style:font-style-complex="italic"/>
    </style:style>
    <style:style style:name="P8" style:family="paragraph" style:parent-style-name="Standard">
      <style:text-properties fo:font-style="italic" officeooo:rsid="0026e6fb" officeooo:paragraph-rsid="00323d60" style:font-style-asian="italic" style:font-style-complex="italic"/>
    </style:style>
    <style:style style:name="P9" style:family="paragraph" style:parent-style-name="Standard">
      <style:text-properties fo:font-style="italic" officeooo:rsid="0026e6fb" officeooo:paragraph-rsid="003b0063" style:font-style-asian="italic" style:font-style-complex="italic"/>
    </style:style>
    <style:style style:name="P10" style:family="paragraph" style:parent-style-name="Standard">
      <style:text-properties fo:font-style="italic" officeooo:rsid="003196b0" officeooo:paragraph-rsid="003cd6d8" style:font-style-asian="italic" style:font-style-complex="italic"/>
    </style:style>
    <style:style style:name="P11" style:family="paragraph" style:parent-style-name="Standard">
      <style:text-properties fo:font-style="italic" officeooo:rsid="003196b0" officeooo:paragraph-rsid="003d3753" style:font-style-asian="italic" style:font-style-complex="italic"/>
    </style:style>
    <style:style style:name="P12" style:family="paragraph" style:parent-style-name="Standard">
      <style:text-properties fo:font-style="italic" officeooo:rsid="003196b0" officeooo:paragraph-rsid="003e623d" style:font-style-asian="italic" style:font-style-complex="italic"/>
    </style:style>
    <style:style style:name="P13" style:family="paragraph" style:parent-style-name="Standard">
      <style:text-properties fo:font-style="normal" officeooo:rsid="001fd287" officeooo:paragraph-rsid="001fd287" style:font-style-asian="normal" style:font-style-complex="normal"/>
    </style:style>
    <style:style style:name="P14" style:family="paragraph" style:parent-style-name="Standard">
      <style:text-properties fo:font-style="normal" officeooo:rsid="0026e6fb" officeooo:paragraph-rsid="003015de" style:font-style-asian="normal" style:font-style-complex="normal"/>
    </style:style>
    <style:style style:name="P15" style:family="paragraph" style:parent-style-name="Standard">
      <style:text-properties officeooo:paragraph-rsid="0026e6fb"/>
    </style:style>
    <style:style style:name="P16" style:family="paragraph" style:parent-style-name="Standard">
      <style:text-properties officeooo:paragraph-rsid="002e1ac1"/>
    </style:style>
    <style:style style:name="P17" style:family="paragraph" style:parent-style-name="Standard">
      <style:text-properties officeooo:rsid="0034076c" officeooo:paragraph-rsid="0034076c"/>
    </style:style>
    <style:style style:name="P18" style:family="paragraph" style:parent-style-name="Standard">
      <style:text-properties officeooo:paragraph-rsid="003196b0"/>
    </style:style>
    <style:style style:name="P19" style:family="paragraph" style:parent-style-name="Standard">
      <style:text-properties officeooo:paragraph-rsid="003cd6d8"/>
    </style:style>
    <style:style style:name="P20" style:family="paragraph" style:parent-style-name="Standard" style:list-style-name="L1">
      <style:text-properties officeooo:paragraph-rsid="001dba5e"/>
    </style:style>
    <style:style style:name="P21" style:family="paragraph" style:parent-style-name="Standard" style:list-style-name="L1">
      <style:text-properties officeooo:rsid="001c6a91" officeooo:paragraph-rsid="001c6a91"/>
    </style:style>
    <style:style style:name="P22" style:family="paragraph" style:parent-style-name="Standard" style:list-style-name="L1">
      <style:text-properties officeooo:rsid="001c6a91" officeooo:paragraph-rsid="001c9bab"/>
    </style:style>
    <style:style style:name="P23" style:family="paragraph" style:parent-style-name="Standard" style:list-style-name="L1">
      <style:text-properties officeooo:rsid="001fd287" officeooo:paragraph-rsid="001fd287"/>
    </style:style>
    <style:style style:name="P24" style:family="paragraph" style:parent-style-name="Standard" style:list-style-name="L2">
      <style:text-properties officeooo:rsid="001fd287" officeooo:paragraph-rsid="001fd287"/>
    </style:style>
    <style:style style:name="P25" style:family="paragraph" style:parent-style-name="Standard" style:list-style-name="L1">
      <style:text-properties officeooo:rsid="001c80a0" officeooo:paragraph-rsid="001c80a0"/>
    </style:style>
    <style:style style:name="P26" style:family="paragraph" style:parent-style-name="Standard" style:list-style-name="L1">
      <style:text-properties officeooo:rsid="001c9bab" officeooo:paragraph-rsid="001c9bab"/>
    </style:style>
    <style:style style:name="P27" style:family="paragraph" style:parent-style-name="Standard" style:list-style-name="L1">
      <style:text-properties officeooo:rsid="001dba5e" officeooo:paragraph-rsid="001dba5e"/>
    </style:style>
    <style:style style:name="P28" style:family="paragraph" style:parent-style-name="Standard" style:list-style-name="L2">
      <style:text-properties officeooo:paragraph-rsid="0021c9f9"/>
    </style:style>
    <style:style style:name="P29" style:family="paragraph" style:parent-style-name="Standard" style:list-style-name="L2">
      <style:text-properties officeooo:rsid="0021e97b" officeooo:paragraph-rsid="0021e97b"/>
    </style:style>
    <style:style style:name="P30" style:family="paragraph" style:parent-style-name="Standard" style:list-style-name="L2">
      <style:text-properties officeooo:rsid="003d3753" officeooo:paragraph-rsid="003d3753"/>
    </style:style>
    <style:style style:name="P31" style:family="paragraph" style:parent-style-name="Standard" style:list-style-name="L2">
      <style:text-properties officeooo:rsid="0021c9f9" officeooo:paragraph-rsid="0021c9f9"/>
    </style:style>
    <style:style style:name="P32" style:family="paragraph" style:parent-style-name="Standard">
      <style:text-properties fo:font-style="normal" officeooo:rsid="003e623d" officeooo:paragraph-rsid="003e623d" style:font-style-asian="normal" style:font-style-complex="normal"/>
    </style:style>
    <style:style style:name="P33" style:family="paragraph" style:parent-style-name="Standard">
      <style:text-properties fo:font-style="normal" officeooo:rsid="00323d60" officeooo:paragraph-rsid="00323d60" style:font-style-asian="normal" style:font-style-complex="normal"/>
    </style:style>
    <style:style style:name="P34" style:family="paragraph" style:parent-style-name="Standard">
      <style:text-properties fo:font-style="normal" officeooo:rsid="003015de" officeooo:paragraph-rsid="0026e6fb" style:font-style-asian="normal" style:font-style-complex="normal"/>
    </style:style>
    <style:style style:name="P35" style:family="paragraph" style:parent-style-name="Standard">
      <style:text-properties fo:font-style="normal" officeooo:rsid="0026e6fb" officeooo:paragraph-rsid="0026e6fb" style:font-style-asian="normal" style:font-style-complex="normal"/>
    </style:style>
    <style:style style:name="P36" style:family="paragraph" style:parent-style-name="Standard">
      <style:text-properties fo:font-style="normal" officeooo:rsid="002c16c7" officeooo:paragraph-rsid="0026e6fb" style:font-style-asian="normal" style:font-style-complex="normal"/>
    </style:style>
    <style:style style:name="P37" style:family="paragraph" style:parent-style-name="Standard" style:list-style-name="L2">
      <style:text-properties officeooo:rsid="00407d6c" officeooo:paragraph-rsid="00407d6c"/>
    </style:style>
    <style:style style:name="T1" style:family="text">
      <style:text-properties officeooo:rsid="001c6a91"/>
    </style:style>
    <style:style style:name="T2" style:family="text">
      <style:text-properties officeooo:rsid="001c80a0"/>
    </style:style>
    <style:style style:name="T3" style:family="text">
      <style:text-properties officeooo:rsid="001c9bab"/>
    </style:style>
    <style:style style:name="T4" style:family="text">
      <style:text-properties officeooo:rsid="001dba5e"/>
    </style:style>
    <style:style style:name="T5" style:family="text">
      <style:text-properties officeooo:rsid="001f940f"/>
    </style:style>
    <style:style style:name="T6" style:family="text">
      <style:text-properties officeooo:rsid="001fd287"/>
    </style:style>
    <style:style style:name="T7" style:family="text">
      <style:text-properties officeooo:rsid="0021c9f9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6e6fb" style:font-style-asian="normal" style:font-style-complex="normal"/>
    </style:style>
    <style:style style:name="T10" style:family="text">
      <style:text-properties fo:font-style="normal" officeooo:rsid="002b210c" style:font-style-asian="normal" style:font-style-complex="normal"/>
    </style:style>
    <style:style style:name="T11" style:family="text">
      <style:text-properties fo:font-style="normal" officeooo:rsid="002c16c7" style:font-style-asian="normal" style:font-style-complex="normal"/>
    </style:style>
    <style:style style:name="T12" style:family="text">
      <style:text-properties fo:font-style="normal" officeooo:rsid="002e1ac1" style:font-style-asian="normal" style:font-style-complex="normal"/>
    </style:style>
    <style:style style:name="T13" style:family="text">
      <style:text-properties fo:font-style="normal" officeooo:rsid="003015de" style:font-style-asian="normal" style:font-style-complex="normal"/>
    </style:style>
    <style:style style:name="T14" style:family="text">
      <style:text-properties fo:font-style="normal" officeooo:rsid="003196b0" style:font-style-asian="normal" style:font-style-complex="normal"/>
    </style:style>
    <style:style style:name="T15" style:family="text">
      <style:text-properties fo:font-style="normal" officeooo:rsid="00323d60" style:font-style-asian="normal" style:font-style-complex="normal"/>
    </style:style>
    <style:style style:name="T16" style:family="text">
      <style:text-properties fo:font-style="normal" officeooo:rsid="0035c4cb" style:font-style-asian="normal" style:font-style-complex="normal"/>
    </style:style>
    <style:style style:name="T17" style:family="text">
      <style:text-properties fo:font-style="normal" officeooo:rsid="0037b2bf" style:font-style-asian="normal" style:font-style-complex="normal"/>
    </style:style>
    <style:style style:name="T18" style:family="text">
      <style:text-properties fo:font-style="normal" officeooo:rsid="003b0063" style:font-style-asian="normal" style:font-style-complex="normal"/>
    </style:style>
    <style:style style:name="T19" style:family="text">
      <style:text-properties fo:font-style="normal" officeooo:rsid="003cd6d8" style:font-style-asian="normal" style:font-style-complex="normal"/>
    </style:style>
    <style:style style:name="T20" style:family="text">
      <style:text-properties fo:font-style="normal" officeooo:rsid="003d3753" style:font-style-asian="normal" style:font-style-complex="normal"/>
    </style:style>
    <style:style style:name="T21" style:family="text">
      <style:text-properties fo:font-style="normal" officeooo:rsid="003e623d" style:font-style-asian="normal" style:font-style-complex="normal"/>
    </style:style>
    <style:style style:name="T22" style:family="text">
      <style:text-properties fo:font-style="normal" officeooo:rsid="003fd288" style:font-style-asian="normal" style:font-style-complex="normal"/>
    </style:style>
    <style:style style:name="T23" style:family="text">
      <style:text-properties officeooo:rsid="002644a1"/>
    </style:style>
    <style:style style:name="T24" style:family="text">
      <style:text-properties officeooo:rsid="0026e6fb"/>
    </style:style>
    <style:style style:name="T25" style:family="text">
      <style:text-properties officeooo:rsid="0028b458"/>
    </style:style>
    <style:style style:name="T26" style:family="text">
      <style:text-properties officeooo:rsid="002b210c"/>
    </style:style>
    <style:style style:name="T27" style:family="text">
      <style:text-properties officeooo:rsid="003015de"/>
    </style:style>
    <style:style style:name="T28" style:family="text">
      <style:text-properties officeooo:rsid="003e623d"/>
    </style:style>
    <style:style style:name="T29" style:family="text">
      <style:text-properties officeooo:rsid="003fd28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PURCH</text:span><text:span text:style-name="T1"> Key Features</text:span></text:p>
      <text:p text:style-name="P1"/>
      <text:list xml:id="list1582620143" text:style-name="L1">
        <text:list-item>
          <text:p text:style-name="P21">Order product</text:p>
          <text:p text:style-name="P21">a. List of products to order</text:p>
          <text:list>
            <text:list-header>
              <text:p text:style-name="P23">i. Order by location/product name/vendor</text:p>
              <text:p text:style-name="P23">ii. Quantity to enter is int, measurement size is String, shows extension and conversion live</text:p>
            </text:list-header>
          </text:list>
          <text:p text:style-name="P21">b. Track each product price by vendor</text:p>
          <text:p text:style-name="P21">c. Register a vendor</text:p>
          <text:p text:style-name="P21">d. Register a house product</text:p>
          <text:p text:style-name="P21">e. Register a vendor product</text:p>
          <text:p text:style-name="P21"><text:span text:style-name="T3">f</text:span>. <text:span text:style-name="T2">See order history - all, by vendor, by product (?)</text:span></text:p>
          <text:p text:style-name="P25"><text:span text:style-name="T3">g</text:span>. Edit a house/vendor product</text:p>
          <text:p text:style-name="P26">h. Create, save, edit order</text:p>
          <text:p text:style-name="P22"><text:span text:style-name="T3">i</text:span>. Order for lowest total cost amongst several vendors</text:p>
          <text:p text:style-name="P27">j. Order review page</text:p>
          <text:p text:style-name="P26"><text:span text:style-name="T4">k</text:span>. Submit order – email service</text:p>
          <text:p text:style-name="P27">l. View vendor/product/order details</text:p>
        </text:list-item>
        <text:list-item>
          <text:p text:style-name="P21">Count and calculate inventory</text:p>
          <text:p text:style-name="P27">a. Inventory form page</text:p>
          <text:p text:style-name="P27">b. Register/View/Edit storage location</text:p>
          <text:p text:style-name="P27">c. Inventory history view</text:p>
          <text:p text:style-name="P27">d. Calculate inventory value<text:span text:style-name="T6">(</text:span>s<text:span text:style-name="T6">)</text:span></text:p>
          <text:p text:style-name="P27">e. <text:span text:style-name="T6">Create/Save/Edit inventory</text:span></text:p>
          <text:p text:style-name="P23">f. Submit inventory – email service</text:p>
        </text:list-item>
        <text:list-item>
          <text:p text:style-name="P20"><text:span text:style-name="T4">Measurement </text:span><text:span text:style-name="T5">conversion</text:span><text:span text:style-name="T4"> service</text:span></text:p>
          <text:p text:style-name="P23">a. count or weight is primary measurement for each product</text:p>
        </text:list-item>
        <text:list-item>
          <text:p text:style-name="P23">Check-in Orders</text:p>
          <text:p text:style-name="P23">a. Submit photo</text:p>
        </text:list-item>
      </text:list>
      <text:p text:style-name="P3"/>
      <text:p text:style-name="P3">PURCH Data Model</text:p>
      <text:p text:style-name="P3"/>
      <text:list xml:id="list1515051543" text:style-name="L2">
        <text:list-item>
          <text:p text:style-name="P37">User</text:p>
          <text:p text:style-name="P37">id, name, company, password, email, phone</text:p>
        </text:list-item>
        <text:list-item>
          <text:p text:style-name="P24">VendorProduct</text:p>
          <text:p text:style-name="P29">id, name, description, vendorId, vendorItemId, order measure, prices.list </text:p>
        </text:list-item>
        <text:list-item>
          <text:p text:style-name="P24">HouseProduct</text:p>
          <text:p text:style-name="P29">id, name, description, vendor.list, vendorItemId.list, order measure, lastPrice</text:p>
        </text:list-item>
        <text:list-item>
          <text:p text:style-name="P24">Vendor</text:p>
          <text:p text:style-name="P29">id, ourVendorId, name, address, phone, email, website, orderEmail, terms, contact.list, order.params</text:p>
        </text:list-item>
        <text:list-item>
          <text:p text:style-name="P29">VendorContact</text:p>
          <text:p text:style-name="P29">id, name, phone, email, vendorId</text:p>
        </text:list-item>
        <text:list-item>
          <text:p text:style-name="P24">User</text:p>
          <text:p text:style-name="P29">id, name, phone, email, address, userType</text:p>
        </text:list-item>
        <text:list-item>
          <text:p text:style-name="P24"><text:span text:style-name="T7">House</text:span>Order</text:p>
          <text:p text:style-name="P24">list of HouseProducts and quantities</text:p>
        </text:list-item>
        <text:list-item>
          <text:p text:style-name="P28">VendorOrder</text:p>
          <text:p text:style-name="P28">list of VendorProducts and quantities</text:p>
        </text:list-item>
        <text:list-item>
          <text:p text:style-name="P30">VendorInvoice</text:p>
          <text:p text:style-name="P30"><text:soft-page-break/>VendorInvoice item listing products, prices, weights and measures, date, Vendor id, VendorOrder id</text:p>
        </text:list-item>
        <text:list-item>
          <text:p text:style-name="P24"><text:span text:style-name="T7">House</text:span>Inventory</text:p>
          <text:p text:style-name="P24">list of HouseProducts and quantities</text:p>
        </text:list-item>
        <text:list-item>
          <text:p text:style-name="P31">Measurements</text:p>
        </text:list-item>
      </text:list>
      <text:p text:style-name="P4">PURCH Layout and Routes</text:p>
      <text:p text:style-name="P3"/>
      <text:p text:style-name="P3">/items → <text:span text:style-name="T26">H</text:span>ouseItems <text:span text:style-name="T26">l</text:span>ist</text:p>
      <text:p text:style-name="P13"><text:span text:style-name="T23">/items/:id → </text:span><text:span text:style-name="T26">H</text:span><text:span text:style-name="T23">ouseItem </text:span><text:span text:style-name="T24">detail -</text:span><text:span text:style-name="T29">form</text:span></text:p>
      <text:p text:style-name="P13"/>
      <text:p text:style-name="P3">/vendors → <text:span text:style-name="T26">V</text:span>endor <text:span text:style-name="T26">l</text:span>ist</text:p>
      <text:p text:style-name="P5"><text:span text:style-name="T8">/vendors/:id → </text:span><text:span text:style-name="T10">V</text:span><text:span text:style-name="T8">endor </text:span><text:span text:style-name="T9">detail – </text:span><text:span text:style-name="T21">form</text:span></text:p>
      <text:p text:style-name="P5"><text:span text:style-name="T9">/</text:span><text:span text:style-name="T15">vendors/item → VendorItem detail - </text:span><text:span text:style-name="T21">form</text:span></text:p>
      <text:p text:style-name="P5"><text:span text:style-name="T9">/</text:span><text:span text:style-name="T15">vendors/items → VendorItem list</text:span></text:p>
      <text:p text:style-name="P6"><text:span text:style-name="T9">/</text:span><text:span text:style-name="T15">vendors/items/:id →VendorItem list by vendor ID</text:span></text:p>
      <text:p text:style-name="P10"><text:span text:style-name="T13">/</text:span><text:span text:style-name="T19">vendors/</text:span><text:span text:style-name="T13">orders/:id → </text:span><text:span text:style-name="T18">VendorOrder list</text:span></text:p>
      <text:p text:style-name="P11"><text:span text:style-name="T13">/</text:span><text:span text:style-name="T19">vendors/</text:span><text:span text:style-name="T20">invoices</text:span><text:span text:style-name="T13"> →</text:span><text:span text:style-name="T20"> VendorInvoice list</text:span><text:span text:style-name="T13"> </text:span></text:p>
      <text:p text:style-name="P12"><text:span text:style-name="T13">/</text:span><text:span text:style-name="T19">vendors/</text:span><text:span text:style-name="T20">invoices</text:span><text:span text:style-name="T13">/:id →</text:span><text:span text:style-name="T21"> VendorInvoice item - form</text:span></text:p>
      <text:p text:style-name="P32"/>
      <text:p text:style-name="P33">/contacts →VendorContact list</text:p>
      <text:p text:style-name="P7"><text:span text:style-name="T8">/contacts/</text:span><text:span text:style-name="T15">:id</text:span><text:span text:style-name="T8"> → </text:span><text:span text:style-name="T10">V</text:span><text:span text:style-name="T8">endorContact </text:span><text:span text:style-name="T15">item - </text:span><text:span text:style-name="T21">form</text:span></text:p>
      <text:p text:style-name="P8"><text:span text:style-name="T8">/contacts/</text:span><text:span text:style-name="T15">vendor/:id → VendorContact list by vendor</text:span></text:p>
      <text:p text:style-name="P34"/>
      <text:p text:style-name="P9"><text:span text:style-name="T13">/order → HouseOrder item - </text:span><text:span text:style-name="T21">form</text:span></text:p>
      <text:p text:style-name="P19"><text:span text:style-name="T9">/orders/:</text:span><text:span text:style-name="T19">id → HouseOrder item (closed orders)</text:span></text:p>
      <text:p text:style-name="P18"><text:span text:style-name="T9">/orders → </text:span><text:span text:style-name="T10">H</text:span><text:span text:style-name="T9">ouseOrder </text:span><text:span text:style-name="T13">item </text:span><text:span text:style-name="T10">l</text:span><text:span text:style-name="T9">ist - </text:span><text:span text:style-name="T22">form</text:span></text:p>
      <text:p text:style-name="P14"><text:span text:style-name="T12">/</text:span><text:span text:style-name="T25">order</text:span><text:span text:style-name="T27">s</text:span><text:span text:style-name="T25">/storageArea → </text:span><text:span text:style-name="T26">H</text:span><text:span text:style-name="T25">ouseItem </text:span><text:span text:style-name="T26">l</text:span><text:span text:style-name="T25">ist - </text:span><text:span text:style-name="T28">form</text:span></text:p>
      <text:p text:style-name="P7"><text:span text:style-name="T19">/orders/invoice/:id → </text:span><text:span text:style-name="T20">VendorInvoice item - </text:span><text:span text:style-name="T21">form</text:span></text:p>
      <text:p text:style-name="P35"/>
      <text:p text:style-name="P16"><text:span text:style-name="T9">/</text:span><text:span text:style-name="T11">inventory → </text:span><text:span text:style-name="T12">HouseInventory</text:span><text:span text:style-name="T11"> </text:span><text:span text:style-name="T17">item </text:span><text:span text:style-name="T16">list</text:span><text:span text:style-name="T12"> </text:span></text:p>
      <text:p text:style-name="P17"><text:span text:style-name="T14">/i</text:span><text:span text:style-name="T8">nventory/:id → HouseInventory </text:span><text:span text:style-name="T16">item/</text:span><text:span text:style-name="T17">HouseItem list - </text:span><text:span text:style-name="T21">form</text:span></text:p>
      <text:p text:style-name="P15"><text:span text:style-name="T11">/inventory/storageArea → HouseItem list - </text:span><text:span text:style-name="T21">form</text:span></text:p>
      <text:p text:style-name="P36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07:50:38.655395079</meta:creation-date>
    <dc:date>2021-12-11T13:20:20.394163193</dc:date>
    <meta:editing-duration>P2DT2H2M38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2" meta:paragraph-count="71" meta:word-count="358" meta:character-count="2467" meta:non-whitespace-character-count="2189"/>
  </office:meta>
</office:document-meta>
</file>